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e1" style:family="table">
      <style:table-properties style:width="12.026cm" table:align="left"/>
    </style:style>
    <style:style style:name="Tabelle1.A" style:family="table-column">
      <style:table-column-properties style:column-width="3.552cm"/>
    </style:style>
    <style:style style:name="Tabelle1.B" style:family="table-column">
      <style:table-column-properties style:column-width="8.474cm"/>
    </style:style>
    <style:style style:name="Tabelle1.A1" style:family="table-cell">
      <style:table-cell-properties style:vertical-align="middle" fo:padding="0.049cm" fo:border="none"/>
    </style:style>
    <style:style style:name="P1" style:family="paragraph" style:parent-style-name="Heading_20_1">
      <style:paragraph-properties fo:margin-left="0cm" fo:margin-right="0cm" fo:text-indent="0cm" style:auto-text-indent="false"/>
    </style:style>
    <style:style style:name="P2" style:family="paragraph" style:parent-style-name="Heading_20_2">
      <style:paragraph-properties fo:margin-left="0cm" fo:margin-right="0cm" fo:text-indent="0cm" style:auto-text-indent="false"/>
    </style:style>
    <style:style style:name="P3" style:family="paragraph" style:parent-style-name="Heading_20_3">
      <style:paragraph-properties fo:margin-left="0cm" fo:margin-right="0cm" fo:text-indent="0cm" style:auto-text-indent="false"/>
    </style:style>
    <style:style style:name="P4" style:family="paragraph" style:parent-style-name="Standard">
      <style:text-properties fo:font-size="16pt" style:font-size-asian="16pt" style:font-size-complex="16pt"/>
    </style:style>
    <style:style style:name="P5" style:family="paragraph" style:parent-style-name="Table_20_Contents">
      <style:paragraph-properties fo:margin-left="0cm" fo:margin-right="0cm" fo:text-indent="0cm" style:auto-text-indent="false"/>
    </style:style>
    <style:style style:name="P6" style:family="paragraph" style:parent-style-name="Table_20_Contents">
      <style:paragraph-properties fo:margin-left="0cm" fo:margin-right="0cm" fo:text-indent="0cm" style:auto-text-indent="false"/>
      <style:text-properties fo:font-size="16pt" style:font-size-asian="16pt" style:font-size-complex="16pt"/>
    </style:style>
    <style:style style:name="P7" style:family="paragraph" style:parent-style-name="Table_20_Heading">
      <style:paragraph-properties fo:margin-left="0cm" fo:margin-right="0cm" fo:text-indent="0cm" style:auto-text-indent="false"/>
      <style:text-properties fo:font-size="16pt" style:font-size-asian="16pt" style:font-size-complex="16pt"/>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list-style-name="L1">
      <style:paragraph-properties fo:margin-left="0cm" fo:margin-right="0cm" fo:text-indent="0cm" style:auto-text-indent="false"/>
    </style:style>
    <style:style style:name="P10" style:family="paragraph" style:parent-style-name="Text_20_body" style:list-style-name="L6">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text-properties fo:font-size="16pt" style:font-size-asian="16pt" style:font-size-complex="16pt"/>
    </style:style>
    <style:style style:name="P12" style:family="paragraph" style:parent-style-name="Text_20_body" style:list-style-name="L2">
      <style:paragraph-properties fo:margin-left="0cm" fo:margin-right="0cm" fo:text-indent="0cm" style:auto-text-indent="false"/>
      <style:text-properties fo:font-size="16pt" style:font-size-asian="16pt" style:font-size-complex="16pt"/>
    </style:style>
    <style:style style:name="P13" style:family="paragraph" style:parent-style-name="Text_20_body" style:list-style-name="L3">
      <style:paragraph-properties fo:margin-left="0cm" fo:margin-right="0cm" fo:text-indent="0cm" style:auto-text-indent="false"/>
      <style:text-properties fo:font-size="16pt" style:font-size-asian="16pt" style:font-size-complex="16pt"/>
    </style:style>
    <style:style style:name="P14" style:family="paragraph" style:parent-style-name="Text_20_body" style:list-style-name="L4">
      <style:paragraph-properties fo:margin-left="0cm" fo:margin-right="0cm" fo:text-indent="0cm" style:auto-text-indent="false"/>
      <style:text-properties fo:font-size="16pt" style:font-size-asian="16pt" style:font-size-complex="16pt"/>
    </style:style>
    <style:style style:name="P15" style:family="paragraph" style:parent-style-name="Text_20_body" style:list-style-name="L5">
      <style:paragraph-properties fo:margin-left="0cm" fo:margin-right="0cm" fo:text-indent="0cm" style:auto-text-indent="false"/>
      <style:text-properties fo:font-size="16pt" style:font-size-asian="16pt" style:font-size-complex="16pt"/>
    </style:style>
    <style:style style:name="T1" style:family="text">
      <style:text-properties fo:font-size="16pt" style:font-size-asian="16pt" style:font-size-complex="16pt"/>
    </style:style>
    <style:style style:name="T2" style:family="text">
      <style:text-properties fo:font-size="20pt" style:font-size-asian="20pt" style:font-size-complex="20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span text:style-name="T2">Präsentation: „Käse mit Liebe“ – Meine Geschichte und mein Projekt</text:span></text:span></text:h>
      <text:h text:style-name="P2" text:outline-level="2"><text:span text:style-name="Strong_20_Emphasis"><text:span text:style-name="T1">1. Vorgeschichte – warum ich diesen Web‑Shop gegründet habe</text:span></text:span></text:h>
      <text:p text:style-name="P8"><text:span text:style-name="T1">Die Idee für </text:span><text:span text:style-name="Emphasis"><text:span text:style-name="T1">„Käse mit Liebe“</text:span></text:span><text:span text:style-name="T1"> hat eine sehr persönliche Geschichte. In der Ukraine habe ich zum ersten Mal versucht, zu Hause Käse herzustellen – und ich habe mich sofort in diesen Prozess verliebt. Wir lebten damals auf dem Land: Mein Mann war Programmierer, ich kümmerte mich um unsere Kinder, und das Käsemachen war mein Hobby. Bei uns zu Hause gab es immer viel Käse – besonderen Käse, den man so im Supermarkt nicht findet.</text:span></text:p>
      <text:p text:style-name="P11">Durch den Krieg habe ich meinen Mann verloren, und ich musste mit meinen Kindern nach Deutschland ziehen. Das Leben in einer Wohnung statt auf dem Land, ein neues Land, eine neue Sprache, die Verantwortung für vier Kinder – ich dachte, dass ich nie wieder Käse machen würde.</text:p>
      <text:p text:style-name="P11">Aber ich habe mich wieder verliebt. Und trotz Wohnung, Kindern und Deutschkursen habe ich in Deutschland wieder angefangen, Käse zu machen.</text:p>
      <text:h text:style-name="P2" text:outline-level="2"><text:span text:style-name="Strong_20_Emphasis"><text:span text:style-name="T1">2. Warum ein eigener Web‑Shop?</text:span></text:span></text:h>
      <text:p text:style-name="P11">Für Menschen, die Käse als Hobby herstellen, sind viele kleine Details wichtig: die Raumtemperatur, ob die Milch im Frühling oder Herbst gemolken wurde, die genaue Zeit, die Säureentwicklung – all das beeinflusst den Geschmack.</text:p>
      <text:p text:style-name="P8"><text:span text:style-name="T1">Notizen auf Papier sind unpraktisch: Man kann schlecht suchen, schlecht vergleichen, schlecht analysieren. Ich brauchte ein digitales Werkzeug – </text:span><text:span text:style-name="Strong_20_Emphasis"><text:span text:style-name="T1">ein persönliches Käsetagebuch</text:span></text:span><text:span text:style-name="T1">.</text:span></text:p>
      <text:p text:style-name="P8"><text:span text:style-name="T1">So entstand die Idee für meinen Web‑Shop </text:span><text:span text:style-name="Emphasis"><text:span text:style-name="T1">„Käse mit Liebe“</text:span></text:span><text:span text:style-name="T1">: Er verbindet meine Liebe zum Käse, meine neue Liebe im Herzen und meine Liebe zur Programmierung.</text:span></text:p>
      <text:h text:style-name="P2" text:outline-level="2"><text:soft-page-break/><text:span text:style-name="Strong_20_Emphasis"><text:span text:style-name="T1">3. Was bietet „Käse mit Liebe“?</text:span></text:span></text:h>
      <text:list text:style-name="L1">
        <text:list-item>
          <text:p text:style-name="P9"><text:span text:style-name="Strong_20_Emphasis"><text:span text:style-name="T1">Eine Sammlung geprüfter Rezepte</text:span></text:span><text:span text:style-name="T1"> für die häusliche Käseherstellung</text:span></text:p>
        </text:list-item>
        <text:list-item>
          <text:p text:style-name="P9"><text:span text:style-name="Strong_20_Emphasis"><text:span text:style-name="T1">Ein digitales Käsetagebuch</text:span></text:span><text:span text:style-name="T1"> für jeden registrierten Benutzer</text:span></text:p>
        </text:list-item>
        <text:list-item>
          <text:p text:style-name="P9"><text:span text:style-name="Strong_20_Emphasis"><text:span text:style-name="T1">Einen Shop</text:span></text:span><text:span text:style-name="T1">, in dem man alles kaufen kann, was man zum Käsemachen braucht</text:span></text:p>
        </text:list-item>
      </text:list>
      <text:h text:style-name="P2" text:outline-level="2"><text:span text:style-name="Strong_20_Emphasis"><text:span text:style-name="T1">4. Eine kleine Tour durch die Webseite</text:span></text:span></text:h>
      <text:p text:style-name="P11">Stellen Sie sich vor, Sie sind jemand, der Käse liebt, gerne Neues ausprobiert und ab und zu kocht.</text:p>
      <text:p text:style-name="P11">Sie besuchen die Webseite. Wenn Sie noch keinen Account haben, registrieren Sie sich – oder Sie schauen sich erst einmal um.</text:p>
      <text:p text:style-name="P11">Sie wählen ein Rezept aus und sehen sofort, welche Zutaten und Werkzeuge Sie brauchen. Die Milch können Sie vielleicht auf einem Bauernhof in Ihrer Nähe kaufen – für 50 Cent pro Liter. Alles andere bestellen Sie bequem auf meiner Seite und bezahlen per Karte, PayPal oder Rechnung.</text:p>
      <text:p text:style-name="P11">Dann kochen Sie Ihren ersten Käse. Was gelingt, was nicht – alles tragen Sie in Ihrem persönlichen Käsetagebuch ein. So entsteht Ihre erste Käsecharge.</text:p>
      <text:p text:style-name="P11">Nach ein paar Wochen haben Sie wieder Zeit und probieren ein neues Rezept. Dann ein drittes, viertes, fünftes. Mit der Zeit sehen Sie, welche Käsesorten Ihnen gut gelingen und welche nicht. Sie können Ihre eigenen Notizen analysieren oder die Erfahrungen anderer Nutzer lesen.</text:p>
      <text:p text:style-name="P8"><text:span text:style-name="T1">Außerdem reifen viele Käsesorten über Wochen oder Monate. Auf Ihrer persönlichen Seite können Sie die Reifung Ihrer Käse verfolgen: Manche sind nach zwei Wochen fertig, andere brauchen einen Monat, manche ein halbes Jahr. Der Reifungs‑Kalender hilft Ihnen, immer den Überblick zu behalten.<text:line-break/><text:line-break/></text:span><text:span text:style-name="Strong_20_Emphasis"><text:span text:style-name="T1">Technischer Teil der Präsentation: Rollen, Funktionen und Technologien</text:span></text:span></text:p>
      <text:h text:style-name="P2" text:outline-level="2"><text:soft-page-break/><text:span text:style-name="Strong_20_Emphasis"><text:span text:style-name="T1">1. Benutzerrollen auf der Webseite</text:span></text:span></text:h>
      <text:p text:style-name="P8"><text:span text:style-name="T1">Auf meiner Webseite </text:span><text:span text:style-name="Emphasis"><text:span text:style-name="T1">„Käse mit Liebe“</text:span></text:span><text:span text:style-name="T1"> gibt es drei verschiedene Rollen. Jede Rolle hat unterschiedliche Rechte und Funktionen:</text:span></text:p>
      <text:h text:style-name="P3" text:outline-level="3"><text:span text:style-name="Strong_20_Emphasis"><text:span text:style-name="T1">🟦 Gast (nicht registrierter Benutzer)</text:span></text:span></text:h>
      <text:list text:style-name="L2">
        <text:list-item>
          <text:p text:style-name="P12">Kann die gesamte Webseite ansehen</text:p>
        </text:list-item>
        <text:list-item>
          <text:p text:style-name="P12">Kann Produkte im Online‑Shop kaufen</text:p>
        </text:list-item>
      </text:list>
      <text:h text:style-name="P3" text:outline-level="3"><text:span text:style-name="Strong_20_Emphasis"><text:span text:style-name="T1">🟩 Registrierter Benutzer</text:span></text:span></text:h>
      <text:list text:style-name="L3">
        <text:list-item>
          <text:p text:style-name="P13">Hat alle Rechte eines Gastes</text:p>
        </text:list-item>
        <text:list-item>
          <text:p text:style-name="P13">Kann eigene Käsechargen erstellen – also ein persönliches Käsetagebuch führen</text:p>
        </text:list-item>
        <text:list-item>
          <text:p text:style-name="P13">Kann Rezepte zu seinen Favoriten hinzufügen</text:p>
        </text:list-item>
      </text:list>
      <text:h text:style-name="P3" text:outline-level="3"><text:span text:style-name="Strong_20_Emphasis"><text:span text:style-name="T1">🟥 Administrator</text:span></text:span></text:h>
      <text:list text:style-name="L4">
        <text:list-item>
          <text:p text:style-name="P14">Hat alle Rechte eines registrierten Benutzers</text:p>
        </text:list-item>
        <text:list-item>
          <text:p text:style-name="P14">Kann Rezepte hinzufügen und bearbeiten</text:p>
        </text:list-item>
        <text:list-item>
          <text:p text:style-name="P14">Kann Produkte im Online‑Shop hinzufügen und bearbeiten</text:p>
        </text:list-item>
        <text:list-item>
          <text:p text:style-name="P14">Wird künftig auch Bestellungen verwalten und deren Status ändern können</text:p>
        </text:list-item>
      </text:list>
      <text:h text:style-name="P2" text:outline-level="2"><text:span text:style-name="Strong_20_Emphasis"><text:span text:style-name="T1">2. Verwendete Technologien</text:span></text:span></text:h>
      <text:p text:style-name="P11">Für die Entwicklung der Webseite habe ich moderne, leistungsstarke und skalierbare Technologien eingesetzt:</text:p>
      <table:table table:name="Tabelle1" table:style-name="Tabelle1">
        <table:table-column table:style-name="Tabelle1.A"/>
        <table:table-column table:style-name="Tabelle1.B"/>
        <table:table-header-rows>
          <table:table-row>
            <table:table-cell table:style-name="Tabelle1.A1" office:value-type="string">
              <text:p text:style-name="P7">Technologie</text:p>
            </table:table-cell>
            <table:table-cell table:style-name="Tabelle1.A1" office:value-type="string">
              <text:p text:style-name="P7">Zweck</text:p>
            </table:table-cell>
          </table:table-row>
        </table:table-header-rows>
        <table:table-row>
          <table:table-cell table:style-name="Tabelle1.A1" office:value-type="string">
            <text:p text:style-name="P5"><text:span text:style-name="Strong_20_Emphasis"><text:span text:style-name="T1">Next.js</text:span></text:span></text:p>
          </table:table-cell>
          <table:table-cell table:style-name="Tabelle1.A1" office:value-type="string">
            <text:p text:style-name="P6">Fullstack‑Framework für Frontend und Backend</text:p>
          </table:table-cell>
        </table:table-row>
        <table:table-row>
          <table:table-cell table:style-name="Tabelle1.A1" office:value-type="string">
            <text:p text:style-name="P5"><text:span text:style-name="Strong_20_Emphasis"><text:span text:style-name="T1">TypeScript</text:span></text:span></text:p>
          </table:table-cell>
          <table:table-cell table:style-name="Tabelle1.A1" office:value-type="string">
            <text:p text:style-name="P6">Typsicherheit im gesamten Projekt</text:p>
          </table:table-cell>
        </table:table-row>
        <table:table-row>
          <table:table-cell table:style-name="Tabelle1.A1" office:value-type="string">
            <text:p text:style-name="P5"><text:span text:style-name="Strong_20_Emphasis"><text:span text:style-name="T1">PostgreSQL</text:span></text:span></text:p>
          </table:table-cell>
          <table:table-cell table:style-name="Tabelle1.A1" office:value-type="string">
            <text:p text:style-name="P6">Relationale Datenbank</text:p>
          </table:table-cell>
        </table:table-row>
        <table:table-row>
          <table:table-cell table:style-name="Tabelle1.A1" office:value-type="string">
            <text:p text:style-name="P5"><text:span text:style-name="Strong_20_Emphasis"><text:span text:style-name="T1">Prisma</text:span></text:span></text:p>
          </table:table-cell>
          <table:table-cell table:style-name="Tabelle1.A1" office:value-type="string">
            <text:p text:style-name="P6">ORM für den Datenbankzugriff</text:p>
          </table:table-cell>
        </table:table-row>
        <table:table-row>
          <table:table-cell table:style-name="Tabelle1.A1" office:value-type="string">
            <text:p text:style-name="P5"><text:span text:style-name="Strong_20_Emphasis"><text:span text:style-name="T1">Tailwind CSS</text:span></text:span></text:p>
          </table:table-cell>
          <table:table-cell table:style-name="Tabelle1.A1" office:value-type="string">
            <text:p text:style-name="P6">Styling, Layout und responsives Design</text:p>
          </table:table-cell>
        </table:table-row>
        <text:soft-page-break/>
        <table:table-row>
          <table:table-cell table:style-name="Tabelle1.A1" office:value-type="string">
            <text:p text:style-name="P5"><text:span text:style-name="Strong_20_Emphasis"><text:span text:style-name="T1">Swiper.js</text:span></text:span></text:p>
          </table:table-cell>
          <table:table-cell table:style-name="Tabelle1.A1" office:value-type="string">
            <text:p text:style-name="P6">Bildergalerien und Slider</text:p>
          </table:table-cell>
        </table:table-row>
        <table:table-row>
          <table:table-cell table:style-name="Tabelle1.A1" office:value-type="string">
            <text:p text:style-name="P5"><text:span text:style-name="Strong_20_Emphasis"><text:span text:style-name="T1">Framer Motion</text:span></text:span></text:p>
          </table:table-cell>
          <table:table-cell table:style-name="Tabelle1.A1" office:value-type="string">
            <text:p text:style-name="P6">Animationen im User Interface</text:p>
          </table:table-cell>
        </table:table-row>
        <table:table-row>
          <table:table-cell table:style-name="Tabelle1.A1" office:value-type="string">
            <text:p text:style-name="P5"><text:span text:style-name="Strong_20_Emphasis"><text:span text:style-name="T1">Quill / React‑Quill</text:span></text:span></text:p>
          </table:table-cell>
          <table:table-cell table:style-name="Tabelle1.A1" office:value-type="string">
            <text:p text:style-name="P6">Rich‑Text‑Editor für Rezepte</text:p>
          </table:table-cell>
        </table:table-row>
        <table:table-row>
          <table:table-cell table:style-name="Tabelle1.A1" office:value-type="string">
            <text:p text:style-name="P5"><text:span text:style-name="Strong_20_Emphasis"><text:span text:style-name="T1">Cloudinary</text:span></text:span></text:p>
          </table:table-cell>
          <table:table-cell table:style-name="Tabelle1.A1" office:value-type="string">
            <text:p text:style-name="P6">Cloud‑Speicher für Bilder</text:p>
          </table:table-cell>
        </table:table-row>
        <table:table-row>
          <table:table-cell table:style-name="Tabelle1.A1" office:value-type="string">
            <text:p text:style-name="P5"><text:span text:style-name="Strong_20_Emphasis"><text:span text:style-name="T1">Google Cloud</text:span></text:span></text:p>
          </table:table-cell>
          <table:table-cell table:style-name="Tabelle1.A1" office:value-type="string">
            <text:p text:style-name="P6">Cloud‑Speicher für Dateien und Bilder</text:p>
          </table:table-cell>
        </table:table-row>
        <table:table-row>
          <table:table-cell table:style-name="Tabelle1.A1" office:value-type="string">
            <text:p text:style-name="P5"><text:span text:style-name="Strong_20_Emphasis"><text:span text:style-name="T1">Vis‑Timeline</text:span></text:span></text:p>
          </table:table-cell>
          <table:table-cell table:style-name="Tabelle1.A1" office:value-type="string">
            <text:p text:style-name="P6">Interaktive Zeitachsen für die Käse‑Reifung</text:p>
          </table:table-cell>
        </table:table-row>
      </table:table>
      <text:h text:style-name="P2" text:outline-level="2"><text:span text:style-name="Strong_20_Emphasis"><text:span text:style-name="T1">3. Geplante Weiterentwicklung</text:span></text:span></text:h>
      <text:p text:style-name="P11">In der nächsten Zeit plane ich folgende Funktionen zu implementieren:</text:p>
      <text:h text:style-name="P3" text:outline-level="3"><text:span text:style-name="Strong_20_Emphasis"><text:span text:style-name="T1">📄 1. PDF‑Rechnung generieren und versenden</text:span></text:span></text:h>
      <text:p text:style-name="P11">Diese Funktion ist aktuell noch nicht umgesetzt. Geplant ist:</text:p>
      <text:list text:style-name="L5">
        <text:list-item>
          <text:p text:style-name="P15">Automatische Erstellung einer PDF‑Rechnung</text:p>
        </text:list-item>
        <text:list-item>
          <text:p text:style-name="P15">Versand der Rechnung per E‑Mail an den Kunden</text:p>
        </text:list-item>
      </text:list>
      <text:h text:style-name="P3" text:outline-level="3"><text:span text:style-name="Strong_20_Emphasis"><text:span text:style-name="T1">📦 2. Bestellverwaltung für Administratoren</text:span></text:span></text:h>
      <text:p text:style-name="P11">Der Administrator soll künftig:</text:p>
      <text:list text:style-name="L6">
        <text:list-item>
          <text:p text:style-name="P10"><text:span text:style-name="T1">den Status einer Bestellung ändern können (z. B. </text:span><text:span text:style-name="Emphasis"><text:span text:style-name="T1">„versendet“</text:span></text:span><text:span text:style-name="T1">)</text:span></text:p>
        </text:list-item>
        <text:list-item>
          <text:p text:style-name="P10"><text:span text:style-name="T1">Bestellungen, die per Rechnung bezahlt werden, manuell als </text:span><text:span text:style-name="Emphasis"><text:span text:style-name="T1">„bezahlt“</text:span></text:span><text:span text:style-name="T1"> markieren</text:span></text:p>
        </text:list-item>
      </text:list>
      <text:p text:style-name="P11">Für Bestellungen, die per Karte oder PayPal bezahlt werden, ändert sich der Status bereits automatisch nach erfolgreicher Zahlung.</text:p>
      <text:h text:style-name="P3" text:outline-level="3"><text:span text:style-name="Strong_20_Emphasis"><text:span text:style-name="T1">🧩 3. Fertigstellung des Footers</text:span></text:span></text:h>
      <text:p text:style-name="P11">Der Footer wird noch überarbeitet und vollständig ergänzt.</text:p>
      <text:p text:style-name="P11"/>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7T16:42:19.934965111</meta:creation-date>
    <dc:date>2026-01-17T16:44:41.469945066</dc:date>
    <meta:editing-duration>PT2M22S</meta:editing-duration>
    <meta:editing-cycles>1</meta:editing-cycles>
    <meta:document-statistic meta:table-count="1" meta:image-count="0" meta:object-count="0" meta:page-count="4" meta:paragraph-count="73" meta:word-count="766" meta:character-count="5125" meta:non-whitespace-character-count="4436"/>
    <meta:generator>LibreOffice/24.2.7.2$Linux_X86_64 LibreOffice_project/420$Build-2</meta:generator>
  </office:meta>
</office:document-meta>
</file>